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651b11" officeooo:paragraph-rsid="001b80b8" style:font-weight-asian="normal" style:font-weight-complex="normal"/>
    </style:style>
    <style:style style:name="P2" style:family="paragraph" style:parent-style-name="Standard">
      <style:text-properties fo:font-weight="normal" officeooo:rsid="005eb0f2" officeooo:paragraph-rsid="001b80b8" style:font-weight-asian="normal" style:font-weight-complex="normal"/>
    </style:style>
    <style:style style:name="P3" style:family="paragraph" style:parent-style-name="Standard">
      <style:text-properties fo:font-weight="normal" officeooo:rsid="0062dff9" officeooo:paragraph-rsid="001b80b8" style:font-weight-asian="normal" style:font-weight-complex="normal"/>
    </style:style>
    <style:style style:name="P4" style:family="paragraph" style:parent-style-name="Standard">
      <style:text-properties fo:font-weight="normal" officeooo:rsid="0064bb5c" officeooo:paragraph-rsid="001b80b8" style:font-weight-asian="normal" style:font-weight-complex="normal"/>
    </style:style>
    <style:style style:name="P5" style:family="paragraph" style:parent-style-name="Standard">
      <style:text-properties fo:font-weight="normal" officeooo:rsid="006015b2" officeooo:paragraph-rsid="001b80b8" style:font-weight-asian="normal" style:font-weight-complex="normal"/>
    </style:style>
    <style:style style:name="P6" style:family="paragraph" style:parent-style-name="Standard">
      <style:text-properties fo:font-weight="normal" officeooo:rsid="0289f662" officeooo:paragraph-rsid="001b80b8" style:font-weight-asian="normal" style:font-weight-complex="normal"/>
    </style:style>
    <style:style style:name="P7" style:family="paragraph" style:parent-style-name="Standard">
      <style:text-properties fo:font-weight="normal" officeooo:rsid="00607778" officeooo:paragraph-rsid="001b80b8" style:font-weight-asian="normal" style:font-weight-complex="normal"/>
    </style:style>
    <style:style style:name="P8" style:family="paragraph" style:parent-style-name="Standard">
      <style:text-properties fo:font-weight="normal" officeooo:rsid="00621e67" officeooo:paragraph-rsid="001b80b8" style:font-weight-asian="normal" style:font-weight-complex="normal"/>
    </style:style>
    <style:style style:name="P9" style:family="paragraph" style:parent-style-name="Standard">
      <style:text-properties fo:font-weight="normal" officeooo:rsid="006406f6" officeooo:paragraph-rsid="001b80b8" style:font-weight-asian="normal" style:font-weight-complex="normal"/>
    </style:style>
    <style:style style:name="P10" style:family="paragraph" style:parent-style-name="Standard">
      <style:text-properties officeooo:rsid="005eb0f2" officeooo:paragraph-rsid="001b80b8"/>
    </style:style>
    <style:style style:name="P11" style:family="paragraph" style:parent-style-name="Standard">
      <style:text-properties officeooo:rsid="006015b2" officeooo:paragraph-rsid="001b80b8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607778" officeooo:paragraph-rsid="001b80b8" style:font-weight-asian="bold" style:font-weight-complex="bold"/>
    </style:style>
    <style:style style:name="P13" style:family="paragraph" style:parent-style-name="Standard">
      <style:text-properties officeooo:rsid="006406f6" officeooo:paragraph-rsid="001b80b8"/>
    </style:style>
    <style:style style:name="P14" style:family="paragraph" style:parent-style-name="Standard">
      <style:text-properties fo:font-style="italic" fo:font-weight="normal" officeooo:rsid="006406f6" officeooo:paragraph-rsid="001b80b8" style:font-style-asian="italic" style:font-weight-asian="normal" style:font-style-complex="italic" style:font-weight-complex="normal"/>
    </style:style>
    <style:style style:name="P15" style:family="paragraph" style:parent-style-name="Heading_20_2">
      <style:paragraph-properties fo:text-align="center" style:justify-single-word="false"/>
      <style:text-properties fo:font-weight="normal" officeooo:rsid="005eb0f2" officeooo:paragraph-rsid="001b80b8" style:font-weight-asian="normal" style:font-weight-complex="normal"/>
    </style:style>
    <style:style style:name="T1" style:family="text">
      <style:text-properties officeooo:rsid="0230550a"/>
    </style:style>
    <style:style style:name="T2" style:family="text">
      <style:text-properties officeooo:rsid="016ca7d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37fc58d" style:font-weight-asian="normal" style:font-weight-complex="normal"/>
    </style:style>
    <style:style style:name="T5" style:family="text">
      <style:text-properties fo:font-weight="normal" officeooo:rsid="0289f662" style:font-weight-asian="normal" style:font-weight-complex="normal"/>
    </style:style>
    <style:style style:name="T6" style:family="text">
      <style:text-properties fo:font-weight="normal" officeooo:rsid="016ca7dc" style:font-weight-asian="normal" style:font-weight-complex="normal"/>
    </style:style>
    <style:style style:name="T7" style:family="text">
      <style:text-properties fo:font-weight="normal" officeooo:rsid="02306618" style:font-weight-asian="normal" style:font-weight-complex="normal"/>
    </style:style>
    <style:style style:name="T8" style:family="text">
      <style:text-properties fo:font-weight="normal" officeooo:rsid="00607778" style:font-weight-asian="normal" style:font-weight-complex="normal"/>
    </style:style>
    <style:style style:name="T9" style:family="text">
      <style:text-properties fo:font-weight="normal" officeooo:rsid="028af590" style:font-weight-asian="normal" style:font-weight-complex="normal"/>
    </style:style>
    <style:style style:name="T10" style:family="text">
      <style:text-properties officeooo:rsid="02306618"/>
    </style:style>
    <style:style style:name="T11" style:family="text">
      <style:text-properties officeooo:rsid="038003ad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2"/>
      <text:p text:style-name="P2">Затем Ира ввела порядок укладывать тебя рядом с собой на двуспальной кровати, а мне раскладывать кресло-кровать для сна.</text:p>
      <text:p text:style-name="P2">Иногда она приходила ко мне в темноте, иногда — нет, и тогда я долго не спал, а всё мучился ревностью и обидой.</text:p>
      <text:p text:style-name="P3">Всего один лишь раз я обрадовался её отказу.</text:p>
      <text:p text:style-name="P3">Битком набитый автобус с обледенелыми стёклами вёз меня с вокзала на Красных партизан и где-то на полпути я вдруг явственно ощутил распирание ануса извне. </text:p>
      <text:p text:style-name="P3">Мне в жизни не делали клизму и не вставляли зонд, так что ощущение было незнакомым и необъяснимым <text:span text:style-name="T1">среди тесной</text:span> толп<text:span text:style-name="T1">ы</text:span> пассажиров в пальто и дублёнках. </text:p>
      <text:p text:style-name="P4">После площади толпа поредела, но чувство, что меня поимели в прямой проход не исчезало.</text:p>
      <text:p text:style-name="P4">Именно по этой причине я в тот вечер не настаивал на сексе, леденея от страха, что поимевший меня в автобусе впоследствии и Иру поимеет. </text:p>
      <text:p text:style-name="P4">Конечно, очерёдность могла быть и обратной, но я гнал от себя эту мысль...</text:p>
      <text:p text:style-name="P10"/>
      <text:p text:style-name="P2">В конце февраля в СМП-615 была рабочая суббота, но я твёрдо сказал, что не приду и уехал в Нежин.</text:p>
      <text:p text:style-name="P2">После ужина на кухне я прошёл в спальню, чтоб не мешать всем в гостиной смотреть телевизор, да там и сесть-то было <text:s/>негде — твоя тётя Вита уже недели две как приехала погостить из Чернигова.</text:p>
      <text:p text:style-name="P5">Ты тоже пришла в спальню, мы немножко пошумели и Ира пришла разобрать постели. </text:p>
      <text:p text:style-name="P5">Она выключила свет, чтобы ты поскорее заснула, а сама вернулась в гостиную — по телевизору повторяли новогоднюю «Кинопанораму». </text:p>
      <text:p text:style-name="P5">Я остался сидеть в темноте перед новым трюмо. </text:p>
      <text:p text:style-name="P5"><text:span text:style-name="T2">Н</text:span>икаких планов <text:span text:style-name="T2">я</text:span> не составлял, всё шло как-то само <text:span text:style-name="T2">по себе</text:span>.</text:p>
      <text:p text:style-name="P5">Услыхав по твоему дыханию, что ты уснула, я подождал ещё минут пять и переложил тебя на кресло-кровать, потом разделся и лёг на супружеское ложе.</text:p>
      <text:p text:style-name="P5">Я долго лежал заложив руки под голову. </text:p>
      <text:p text:style-name="P5">Машины по <text:span text:style-name="T2">улице </text:span>Красных партизан ходили всё реже, но <text:span text:style-name="T2">всё так же</text:span> шумно и свет их фар <text:span text:style-name="T1">ползал</text:span> по тюлевой занавеске окна. </text:p>
      <text:p text:style-name="P5">Бедная Тоня. Как они тут жили?</text:p>
      <text:p text:style-name="P5"/>
      <text:p text:style-name="P5">Потом я стал думать про нас с Ирой: как мы до такого дóжили?</text:p>
      <text:p text:style-name="P5">Вот у меня, к примеру, осталась к ней лишь ревность и желание, все остальные чувства стараюсь подавлять, чтобы не стало ещё больнее, <text:span text:style-name="T2">и</text:span> эти подавить не могу. </text:p>
      <text:p text:style-name="P5">А у неё?</text:p>
      <text:p text:style-name="P5">В институте понятно — вытащила из колоды такого имиджа на зависть всем подругам.</text:p>
      <text:p text:style-name="P5">Подруги разъехались по направлению, а имидж оказался подмоченным. </text:p>
      <text:p text:style-name="P5">А тут и мама с колечком. Ты такая молодая. Ещё встретится хороший человек. Желательно лётчик, у них зарплата выше жалких 120 руб.</text:p>
      <text:p text:style-name="P5">И что в итоге? Имеет то, что имеем.</text:p>
      <text:p text:style-name="P5">Советский Пушкин, камергер-литсотрудник назвал это похотью. Кретин. Похоть это когда уже нет вожделенья. </text:p>
      <text:p text:style-name="P11"><text:span text:style-name="T4">Снова</text:span><text:span text:style-name="T3"> машина </text:span><text:span text:style-name="T5">воет</text:span><text:span text:style-name="T3">, издалека, со стороны авиагородка; по с</text:span><text:span text:style-name="T6">в</text:span><text:span text:style-name="T3">ету видно, </text:span><text:span text:style-name="T5">как он переползает</text:span><text:span text:style-name="T7"> </text:span><text:span text:style-name="T3">по тюли </text:span><text:span text:style-name="T5">оконной занавески</text:span><text:span text:style-name="T3">, </text:span><text:span text:style-name="T5">выгибает спину аркой, </text:span><text:span text:style-name="T8"><text:s/></text:span><text:span text:style-name="T5">словно</text:span><text:span text:style-name="T8"> гусеница, </text:span><text:span text:style-name="T5">а</text:span><text:span text:style-name="T8"> мы нашли-</text:span><text:span text:style-name="T5">таки</text:span><text:span text:style-name="T8"> способ сн</text:span><text:span text:style-name="T5">ятия</text:span><text:span text:style-name="T8"> стресс</text:span><text:span text:style-name="T5">а</text:span><text:span text:style-name="T8"> </text:span><text:span text:style-name="T5">из-за</text:span><text:span text:style-name="T8"> прерывания естественного течения акта в его завершающей фазе для контроля <text:s/>рождаемост</text:span><text:span text:style-name="T7">и, </text:span><text:span text:style-name="T5">подобно тому</text:span><text:span text:style-name="T8">, как у Артура Кларка космонавты перепрыгивают без скафандров из одного шлюза в другой через открытый космос, </text:span><text:span text:style-name="T7">с по</text:span><text:span text:style-name="T5">бочны</text:span><text:span text:style-name="T7">м</text:span><text:span text:style-name="T8"> бонус</text:span><text:span text:style-name="T7">ом</text:span><text:span text:style-name="T8"> утилизации семени <text:s/>для <text:s/>притираний, </text:span><text:span text:style-name="T5">чья эффективность благотворного воздействия на </text:span><text:span text:style-name="T8">кож</text:span><text:span text:style-name="T5">у многажды выше, чем у всяких мумиёв, жень-шеней</text:span><text:span text:style-name="T8"> </text:span><text:span text:style-name="T5">и даже травки оджилбой, </text:span><text:span text:style-name="T7">п</text:span><text:span text:style-name="T8">ытливая затейливость любящих любить друг друга переплюнет любую Кама-Сутру, я всегда </text:span><text:soft-page-break/><text:span text:style-name="T8">чувствовал это, хотя и не читал, </text:span><text:span text:style-name="T7">а</text:span><text:span text:style-name="T8"> надо?..</text:span><text:span text:style-name="T7">вот ещё одна... </text:span><text:span text:style-name="T5">до чего же душу </text:span><text:span text:style-name="T4">выма</text:span><text:span text:style-name="T5">т</text:span><text:span text:style-name="T4">ыв</text:span><text:span text:style-name="T5">аю</text:span><text:span text:style-name="T4">т</text:span><text:span text:style-name="T5">, пока пров</text:span><text:span text:style-name="T9">ó</text:span><text:span text:style-name="T5">ют мимо... Бедная Тоня, как они тут жили?..</text:span></text:p>
      <text:p text:style-name="P6"/>
      <text:p text:style-name="P7">Потом из-за двери в гостиную донеслись прощающиеся <text:s/>на ночь голоса.</text:p>
      <text:p text:style-name="P7"><text:span text:style-name="T10">В спальню з</text:span>ашла Ира. В свете уличного фонаря по ту сторону тюля и оконной рамы <text:span text:style-name="T10">она </text:span>нашла нужный флакончик перед трюмо и снова вышла. Я напрягся.</text:p>
      <text:p text:style-name="P7">Она долго не возвращалась, а когда пришла и закрыла дверь, то склонилась над тобою — проверить крепко ли я сплю. </text:p>
      <text:p text:style-name="P7">Ты спала сном младенца и дальнейшее тебя не разбудило.</text:p>
      <text:p text:style-name="P7">Ира легла рядом со мной под одеяло, прикоснулась ко мне, резко отпрянула и вскрикнула:</text:p>
      <text:p text:style-name="P7">- Ты?!.. Вон отсюда!</text:p>
      <text:p text:style-name="P7">- Да, тише ты...</text:p>
      <text:p text:style-name="P7">- Папа!</text:p>
      <text:p text:style-name="P12">Она позвала на помощь, чтоб защитили от меня!</text:p>
      <text:p text:style-name="P12"/>
      <text:p text:style-name="P7">Я не трогал её, лишь безучастно лежал подперев голову рукой, в позе пляжника, что прикидывает сколько там народу в воде. </text:p>
      <text:p text:style-name="P8">В меня вселилась созерцательность <text:s/>постороннего, потому что мне всё как-то стало всё равно.</text:p>
      <text:p text:style-name="P8">Спокойно и раздельно я произнёс:</text:p>
      <text:p text:style-name="P8">- Ты мне надоела.</text:p>
      <text:p text:style-name="P8">Я сказал это?! Неправда! Не надоела! Это не я! </text:p>
      <text:p text:style-name="P8">А впрочем — я, и эти слова — часть ритуала. </text:p>
      <text:p text:style-name="P8">Какого?! </text:p>
      <text:p text:style-name="P8">Какая разница — мне уже всё это всё равно.</text:p>
      <text:p text:style-name="P8">Всё так же опёршись головой на руку, я протянул ладонь второй и шлёпнул её по мягкой щеке.</text:p>
      <text:p text:style-name="P8">Я?!</text:p>
      <text:p text:style-name="P8">Ударил?!</text:p>
      <text:p text:style-name="P8">Нет, конечно. Это был не удар, а часть ритуала. </text:p>
      <text:p text:style-name="P8">Она изумлённо притихла рядом, но было поздно. <text:s/></text:p>
      <text:p text:style-name="P8">Я откинулся на подушку и подтянул одеяло до подбородка.</text:p>
      <text:p text:style-name="P8">Щёлкнул выключатель, при ярком свете с потолка в дверях столпились её родители и <text:s/>сестра. Она выскочила из постели и присоединилась к группе.</text:p>
      <text:p text:style-name="P8"/>
      <text:p text:style-name="P8">Вита начала испускать традиционные <text:s/>крики семейных скандалов. </text:p>
      <text:p text:style-name="P8">Иван Алексеевич в пижаме стоял опустив голову, <text:s/>я видел как трудно даётся ему решение — а вдруг я голый? перед его княжьим гаремом? </text:p>
      <text:p text:style-name="P9">Но я ничем не мог ему помочь — у меня тут роль созерцателя.</text:p>
      <text:p text:style-name="P9">Наконец, он сделал решительный шаг; даже два; схватил мою торчавшую из-под одеяла руку и сдёрнул меня на половик. </text:p>
      <text:p text:style-name="P9">Одеяло осталось на кровати.</text:p>
      <text:p text:style-name="P9">Я ещё немного полежал, пока тёща зачитывала отходную <text:span text:style-name="T11">по </text:span>моей беспардонности — валяюсь тут в таком виде перед женщинами.</text:p>
      <text:p text:style-name="P9">Трусы и майка — спортивный вид для стадиона, но не для тёщ.</text:p>
      <text:p text:style-name="P9">Я молча встал и, <text:span text:style-name="T11">совершенно </text:span>неожиданно для <text:span text:style-name="T11">самого </text:span>себя, сделал глубокий поклон, <text:span text:style-name="T11">чтобы </text:span>стрях<text:span text:style-name="T11">нуть</text:span> несуществующую пыль на волосах ниже колен. </text:p>
      <text:p text:style-name="P9">Ритуал, есть ритуал.</text:p>
      <text:p text:style-name="P13"><text:span text:style-name="T3"><text:tab/><text:tab/><text:tab/></text:span><text:span text:style-name="T12">Отречёмся от старого мира,</text:span></text:p>
      <text:p text:style-name="P13"><text:span text:style-name="T12"><text:tab/><text:tab/><text:tab/>Отряхнём его прах с наших ног!</text:span><text:span text:style-name="T3">..</text:span></text:p>
      <text:p text:style-name="P9"/>
      <text:p text:style-name="P9">Я оделся и вышел в прихожую. Тёща вышла следом. </text:p>
      <text:p text:style-name="P9"><text:soft-page-break/>Последить, чтобы не залез в холодильник?</text:p>
      <text:p text:style-name="P9">Её сменила притихшая, внимательная Ира. </text:p>
      <text:p text:style-name="P9">Я отдал ей один рублю, который неделю назад мне одолжила Вита и попросил передать. </text:p>
      <text:p text:style-name="P9">Она согласно покивала головой. Я достал из портфеля листок бумаги и написал Вите записку с благодарностью за рубль. </text:p>
      <text:p text:style-name="P9">Графомана и могила не исправит.</text:p>
      <text:p text:style-name="P13"/>
      <text:p text:style-name="P9">Ночь оказалась тихой и безветренной. Я провёл её стоя на ближайшей автобусной остановке, как когда-то перед запертой на перерыв кассой в одесском аэропорту...</text:p>
      <text:p text:style-name="P13"><text:span text:style-name="T3"><text:tab/><text:tab/><text:tab/></text:span><text:span text:style-name="T12">Дождь и солнце вместе не живут,</text:span></text:p>
      <text:p text:style-name="P14"><text:tab/><text:tab/><text:tab/>Разве что на несколько минут,</text:p>
      <text:p text:style-name="P14"><text:tab/><text:tab/><text:tab/>Кратких и прекрасных,</text:p>
      <text:p text:style-name="P14"><text:tab/><text:tab/><text:tab/>Когда в безумной ласке</text:p>
      <text:p text:style-name="P14"><text:tab/><text:tab/><text:tab/>Два самых-самых разных</text:p>
      <text:p text:style-name="P13"><text:span text:style-name="T12"><text:tab/><text:tab/><text:tab/>От счастья слёзы льют.</text:span><text:span text:style-name="T3">..</text:span></text:p>
      <text:p text:style-name="P9"/>
      <text:p text:style-name="P1">За всё ночь мимо остановки проехали три автомашины, одна из них «волга». </text:p>
      <text:p text:style-name="P1">Мне было всё равно. Онемение чувств.</text:p>
      <text:p text:style-name="P1">В одноэтажном доме напротив дважды загорался и гас свет; должно быть пожилой человек ходил в туалет.</text:p>
      <text:p text:style-name="P1">В редеющей на рассвете темноте <text:span text:style-name="T2">со стороны</text:span> авиагородка показался автобус и отвёз меня на вокзал.</text:p>
      <text:p text:style-name="P1"/>
      <text:p text:style-name="P1">В половине восьмого я сошёл с электрички в Конотопе.</text:p>
      <text:p text:style-name="P1">Не знаю где я провёл около часа, потому что когда я пришёл на 50-квартирный, рабочая суббота шла полным ходом.</text:p>
      <text:p text:style-name="P1">Бульдозер во дворе окутывался сизым дымом и зарывался в гору грунта перед собой. Гриня и Лида были уже в рабочем.</text:p>
      <text:p text:style-name="P1">- Ты не поехал в Нежин?- спросила Лида.</text:p>
      <text:p text:style-name="P1">- Нет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2:05:36.164096384</meta:creation-date>
    <dc:date>2017-03-03T12:05:41.673877995</dc:date>
    <dc:creator>sehrguey </dc:creator>
    <meta:editing-duration>PT5S</meta:editing-duration>
    <meta:editing-cycles>1</meta:editing-cycles>
    <meta:document-statistic meta:table-count="0" meta:image-count="0" meta:object-count="0" meta:page-count="3" meta:paragraph-count="84" meta:word-count="1097" meta:character-count="6710" meta:non-whitespace-character-count="5623"/>
    <meta:generator>LibreOffice/4.3.3.2$Linux_x86 LibreOffice_project/430m0$Build-2</meta:generator>
  </office:meta>
</office:document-meta>
</file>